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E0000005E4BD9F7425E2EA899.jpg" manifest:media-type="image/jpeg"/>
  <manifest:file-entry manifest:full-path="Pictures/10000000000002D1000002D1FBEED35297D811B0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automatic-styles>
    <style:style style:name="Tableau1" style:family="table">
      <style:table-properties style:width="17.78cm" table:align="center"/>
    </style:style>
    <style:style style:name="Tableau1.A" style:family="table-column">
      <style:table-column-properties style:column-width="1cm"/>
    </style:style>
    <style:style style:name="Tableau1.B" style:family="table-column">
      <style:table-column-properties style:column-width="5.251cm"/>
    </style:style>
    <style:style style:name="Tableau1.C" style:family="table-column">
      <style:table-column-properties style:column-width="2.501cm"/>
    </style:style>
    <style:style style:name="Tableau1.D" style:family="table-column">
      <style:table-column-properties style:column-width="4.001cm"/>
    </style:style>
    <style:style style:name="Tableau1.E" style:family="table-column">
      <style:table-column-properties style:column-width="2.499cm"/>
    </style:style>
    <style:style style:name="Tableau1.F" style:family="table-column">
      <style:table-column-properties style:column-width="2.528cm"/>
    </style:style>
    <style:style style:name="Tableau1.A1" style:family="table-cell">
      <style:table-cell-properties fo:padding="0.097cm" fo:border="none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paragraph-rsid="001a859e"/>
    </style:style>
    <style:style style:name="P3" style:family="paragraph" style:parent-style-name="Text_20_body">
      <style:text-properties officeooo:paragraph-rsid="00280ebb"/>
    </style:style>
    <style:style style:name="P4" style:family="paragraph" style:parent-style-name="Text_20_body">
      <style:text-properties officeooo:paragraph-rsid="001dc6ef"/>
    </style:style>
    <style:style style:name="P5" style:family="paragraph" style:parent-style-name="Standard">
      <style:paragraph-properties fo:text-align="center" style:justify-single-word="false"/>
      <style:text-properties style:font-name="Times New Roman1" fo:font-size="11pt" officeooo:paragraph-rsid="002d3c97" style:font-size-asian="11pt" style:font-name-complex="Times New Roman1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Times New Roman1" fo:font-size="11pt" officeooo:rsid="002d3c97" officeooo:paragraph-rsid="002d3c97" style:font-size-asian="11pt" style:font-name-complex="Times New Roman1" style:font-size-complex="11pt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Heading_20_1">
      <style:text-properties officeooo:rsid="001dc6ef" officeooo:paragraph-rsid="001dc6ef"/>
    </style:style>
    <style:style style:name="P9" style:family="paragraph" style:parent-style-name="Heading_20_1">
      <style:text-properties officeooo:rsid="001dc6ef" officeooo:paragraph-rsid="002d3c97"/>
    </style:style>
    <style:style style:name="P10" style:family="paragraph" style:parent-style-name="Heading_20_1" style:list-style-name="L3">
      <loext:graphic-properties draw:fill="none"/>
      <style:paragraph-properties fo:margin-left="0cm" fo:margin-right="0cm" fo:margin-top="0.423cm" fo:margin-bottom="0.212cm" style:contextual-spacing="false" fo:line-height="150%" fo:text-align="justify" style:justify-single-word="false" fo:text-indent="0cm" style:auto-text-indent="false" fo:break-before="page" fo:background-color="transparent"/>
      <style:text-properties officeooo:paragraph-rsid="002d3c97"/>
    </style:style>
    <style:style style:name="P11" style:family="paragraph" style:parent-style-name="Text_20_body" style:list-style-name="L1">
      <style:text-properties officeooo:rsid="001c7096" officeooo:paragraph-rsid="0022cc4b"/>
    </style:style>
    <style:style style:name="P12" style:family="paragraph" style:parent-style-name="Text_20_body" style:list-style-name="L1">
      <style:text-properties officeooo:rsid="0022cc4b" officeooo:paragraph-rsid="0022cc4b"/>
    </style:style>
    <style:style style:name="P13" style:family="paragraph" style:parent-style-name="Text_20_body" style:list-style-name="L1">
      <style:text-properties fo:font-weight="bold" officeooo:rsid="002347ea" officeooo:paragraph-rsid="002347ea" style:font-weight-asian="bold" style:font-weight-complex="bold"/>
    </style:style>
    <style:style style:name="P14" style:family="paragraph" style:parent-style-name="Text_20_body" style:list-style-name="L1">
      <style:text-properties fo:font-weight="bold" officeooo:rsid="0023ab24" officeooo:paragraph-rsid="001c7096" style:font-weight-asian="bold" style:font-weight-complex="bold"/>
    </style:style>
    <style:style style:name="P15" style:family="paragraph" style:parent-style-name="Text_20_body" style:list-style-name="L1">
      <style:text-properties fo:font-weight="bold" officeooo:rsid="002aca34" officeooo:paragraph-rsid="002aca34" style:font-weight-asian="bold" style:font-weight-complex="bold"/>
    </style:style>
    <style:style style:name="P16" style:family="paragraph" style:parent-style-name="Text_20_body" style:list-style-name="L2">
      <style:text-properties officeooo:paragraph-rsid="002d3c97"/>
    </style:style>
    <style:style style:name="P17" style:family="paragraph" style:parent-style-name="Text_20_body" style:list-style-name="L2">
      <style:text-properties officeooo:paragraph-rsid="0022d1b7"/>
    </style:style>
    <style:style style:name="P18" style:family="paragraph" style:parent-style-name="Text_20_body" style:list-style-name="L2">
      <style:text-properties officeooo:rsid="0022d1b7" officeooo:paragraph-rsid="0022d1b7"/>
    </style:style>
    <style:style style:name="P19" style:family="paragraph" style:parent-style-name="Text_20_body" style:list-style-name="L2">
      <style:text-properties officeooo:rsid="00255a10" officeooo:paragraph-rsid="00255a10"/>
    </style:style>
    <style:style style:name="T1" style:family="text">
      <style:text-properties officeooo:rsid="001a859e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1a859e" style:text-blinking="false" fo:background-color="transparent" loext:char-shading-value="0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a859e" style:font-style-asian="italic" style:font-style-complex="italic"/>
    </style:style>
    <style:style style:name="T6" style:family="text">
      <style:text-properties fo:font-style="italic" officeooo:rsid="002347ea" style:font-style-asian="italic" style:font-style-complex="italic"/>
    </style:style>
    <style:style style:name="T7" style:family="text">
      <style:text-properties fo:font-style="italic" officeooo:rsid="0023ab24" style:font-style-asian="italic" style:font-style-complex="italic"/>
    </style:style>
    <style:style style:name="T8" style:family="text">
      <style:text-properties fo:font-style="italic" officeooo:rsid="002d3c97" style:font-style-asian="italic" style:font-style-complex="italic"/>
    </style:style>
    <style:style style:name="T9" style:family="text">
      <style:text-properties officeooo:rsid="001dc6ef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dc6ef" style:font-weight-asian="bold" style:font-weight-complex="bold"/>
    </style:style>
    <style:style style:name="T12" style:family="text">
      <style:text-properties fo:font-weight="bold" officeooo:rsid="00223f1f" style:font-weight-asian="bold" style:font-weight-complex="bold"/>
    </style:style>
    <style:style style:name="T13" style:family="text">
      <style:text-properties fo:font-weight="bold" officeooo:rsid="0022d1b7" style:font-weight-asian="bold" style:font-weight-complex="bold"/>
    </style:style>
    <style:style style:name="T14" style:family="text">
      <style:text-properties fo:font-weight="bold" officeooo:rsid="001c7096" style:font-weight-asian="bold" style:font-weight-complex="bold"/>
    </style:style>
    <style:style style:name="T15" style:family="text">
      <style:text-properties officeooo:rsid="001df6bd"/>
    </style:style>
    <style:style style:name="T16" style:family="text">
      <style:text-properties officeooo:rsid="00223f1f"/>
    </style:style>
    <style:style style:name="T17" style:family="text">
      <style:text-properties officeooo:rsid="0022bbed"/>
    </style:style>
    <style:style style:name="T18" style:family="text">
      <style:text-properties officeooo:rsid="0022d1b7"/>
    </style:style>
    <style:style style:name="T19" style:family="text">
      <style:text-properties officeooo:rsid="002347ea"/>
    </style:style>
    <style:style style:name="T20" style:family="text">
      <style:text-properties officeooo:rsid="0023ab24"/>
    </style:style>
    <style:style style:name="T21" style:family="text">
      <style:text-properties officeooo:rsid="00269fd2"/>
    </style:style>
    <style:style style:name="T22" style:family="text">
      <style:text-properties officeooo:rsid="0028dd5d"/>
    </style:style>
    <style:style style:name="T23" style:family="text">
      <style:text-properties officeooo:rsid="001c7096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officeooo:rsid="002c9bba"/>
    </style:style>
    <style:style style:name="T26" style:family="text">
      <style:text-properties officeooo:rsid="002d3c97"/>
    </style:style>
    <style:style style:name="T27" style:family="text">
      <style:text-properties officeooo:rsid="004474b9"/>
    </style:style>
    <style:style style:name="T28" style:family="text">
      <style:text-properties officeooo:rsid="004b2db8"/>
    </style:style>
    <style:style style:name="T29" style:family="text">
      <style:text-properties style:font-name="Times New Roman1"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style:font-name="Times New Roman1" fo:font-style="italic" fo:font-weight="bold" officeooo:rsid="002ff177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ompte rendu de réunion</text:p>
      <text:p text:style-name="P2"><text:span text:style-name="T4">Équipe de projet L</text:span><text:span text:style-name="T5">3L</text:span><text:span text:style-name="T4">1 :</text:span> <text:span text:style-name="T1">Abdel Massih Youstina,</text:span> <text:bookmark text:name="docs-internal-guid-a0c3b9b8-7fff-b0cf-11f7-d7ae8910dc8c"/><text:span text:style-name="T2">Thierno Bah, </text:span><text:span text:style-name="T3">Mbaye Ndéye Pathé</text:span><text:bookmark text:name="docs-internal-guid-62c3ad31-7fff-fdcc-eb0c-08daed149de6"/><text:span text:style-name="T2">, </text:span>Hamiche Mehdi</text:p>
      <text:p text:style-name="P2"><text:span text:style-name="T4">Semaine n° :</text:span> <text:span text:style-name="T12">3</text:span></text:p>
      <text:p text:style-name="P2"><text:span text:style-name="T4">Date :</text:span> <text:span text:style-name="T16">10</text:span>/02/202<text:span text:style-name="T1">2</text:span></text:p>
      <text:p text:style-name="P3"><text:span text:style-name="T4">Rédacteur de ce compte-rendu :</text:span> <text:s/><text:span text:style-name="T2">Thierno Bah</text:span></text:p>
      <text:p text:style-name="P2"><text:span text:style-name="T4">Enseignants encadrants :</text:span> <text:span text:style-name="T1">Flavie Tonon</text:span></text:p>
      <text:p text:style-name="P2"><text:span text:style-name="T4">Chef de projet :</text:span> <text:s/><text:span text:style-name="T1">Abdel Massih Youstina</text:span></text:p>
      <text:h text:style-name="Heading_20_1" text:outline-level="1" text:is-list-header="true">1) Principaux points abordés pendant la réunion</text:h>
      <text:list xml:id="list1526767853" text:style-name="L1">
        <text:list-item>
          <text:p text:style-name="P11"><text:span text:style-name="T10">Présentation</text:span> d<text:span text:style-name="T17">e notre cahier des charges à l’encadrante</text:span></text:p>
        </text:list-item>
        <text:list-item>
          <text:p text:style-name="P12"><text:span text:style-name="T10">Présentation</text:span> des maquettes proposé<text:span text:style-name="T25">es</text:span> à l’encadrante</text:p>
        </text:list-item>
        <text:list-item>
          <text:p text:style-name="P13">Correction du cahier des charges <text:span text:style-name="T22">avec</text:span> quelques modifications</text:p>
        </text:list-item>
        <text:list-item>
          <text:p text:style-name="P14">Correction et choix d<text:span text:style-name="T25">e la </text:span>maquette avec quelques modifications</text:p>
        </text:list-item>
        <text:list-item>
          <text:p text:style-name="P15">Revoir <text:span text:style-name="T24">l’ordre de priorité des fonctionnalités de l’application mobile et du site web</text:span></text:p>
        </text:list-item>
      </text:list>
      <text:h text:style-name="P8" text:outline-level="1" text:is-list-header="true">2) Points jugés importants par l’équipe</text:h>
      <text:list xml:id="list1257050975" text:style-name="L2">
        <text:list-item>
          <text:p text:style-name="P16"><text:span text:style-name="T11">Finir</text:span><text:span text:style-name="T9"> </text:span>le cahier des charges <text:span text:style-name="T9">avec les </text:span><text:span text:style-name="T18">modifications que l’encadrante nous a proposé </text:span><text:span text:style-name="T19">(partie </text:span><text:span text:style-name="T6">fonctions du produit</text:span><text:span text:style-name="T19">, </text:span><text:span text:style-name="T7">contraintes</text:span><text:span text:style-name="T20"> et</text:span><text:span text:style-name="T19"> </text:span><text:span text:style-name="T6">annexe</text:span><text:span text:style-name="T8">s</text:span><text:span text:style-name="T19">) <text:s/></text:span><text:span text:style-name="T9">pour </text:span><text:span text:style-name="T18">cette</text:span><text:span text:style-name="T9"> semaine</text:span></text:p>
        </text:list-item>
        <text:list-item>
          <text:p text:style-name="P18"><text:span text:style-name="T10">Commencer</text:span> le cahier de recettes à rendre en <text:span text:style-name="T25">semaine 4</text:span></text:p>
        </text:list-item>
        <text:list-item>
          <text:p text:style-name="P17"><text:soft-page-break/><text:span text:style-name="T13">Optimiser</text:span><text:span text:style-name="T18"> les maquettes pour l’application </text:span><text:span text:style-name="T22">mobile</text:span><text:span text:style-name="T18"> et le site web</text:span></text:p>
        </text:list-item>
        <text:list-item>
          <text:p text:style-name="P19"><text:span text:style-name="T10">Travailler</text:span> sur le schéma de l’architecture logiciel<text:span text:style-name="T26">le</text:span> du projet (base de données, logici<text:span text:style-name="T21">e</text:span>l<text:span text:style-name="T26">s</text:span>, <text:s/>librairies…)</text:p>
        </text:list-item>
      </text:list>
      <text:list xml:id="list784477932" text:style-name="L3">
        <text:list-header>
          <text:h text:style-name="P10" text:outline-level="1"><text:span text:style-name="T26">3</text:span><text:span text:style-name="T9">) </text:span><text:span text:style-name="T27">État de l’avancement du projet</text:span></text:h>
        </text:list-header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Line1823709034208">
          <table:table-cell table:style-name="Tableau1.A1" office:value-type="string">
            <text:p text:style-name="P5">n°</text:p>
          </table:table-cell>
          <table:table-cell table:style-name="Tableau1.A1" office:value-type="string">
            <text:p text:style-name="P5">Description</text:p>
          </table:table-cell>
          <table:table-cell table:style-name="Tableau1.A1" office:value-type="string">
            <text:p text:style-name="P5">Avancement</text:p>
          </table:table-cell>
          <table:table-cell table:style-name="Tableau1.A1" office:value-type="string">
            <text:p text:style-name="P5">Responsable(s)</text:p>
          </table:table-cell>
          <table:table-cell table:style-name="Tableau1.A1" office:value-type="string">
            <text:p text:style-name="P5">Débutée le</text:p>
          </table:table-cell>
          <table:table-cell table:style-name="Tableau1.A1" office:value-type="string">
            <text:p text:style-name="P5">Finie le</text:p>
          </table:table-cell>
        </table:table-row>
        <table:table-row table:style-name="TableLine1823709021824">
          <table:table-cell table:style-name="Tableau1.A1" office:value-type="string">
            <text:p text:style-name="P5">0</text:p>
          </table:table-cell>
          <table:table-cell table:style-name="Tableau1.A1" office:value-type="string">
            <text:p text:style-name="P5">Choix et classification des fonctionnalités</text:p>
          </table:table-cell>
          <table:table-cell table:style-name="Tableau1.A1" office:value-type="string">
            <text:p text:style-name="P6">En cours</text:p>
          </table:table-cell>
          <table:table-cell table:style-name="Tableau1.A1" office:value-type="string">
            <text:p text:style-name="P5">Mehdi, Pathé, Youstina, Thierno</text:p>
          </table:table-cell>
          <table:table-cell table:style-name="Tableau1.A1" office:value-type="string">
            <text:p text:style-name="P5">29/01/2022</text:p>
          </table:table-cell>
          <table:table-cell table:style-name="Tableau1.A1" office:value-type="string">
            <text:p text:style-name="P5">XX/XX/XXX</text:p>
          </table:table-cell>
        </table:table-row>
        <table:table-row table:style-name="TableLine1823709029600">
          <table:table-cell table:style-name="Tableau1.A1" office:value-type="string">
            <text:p text:style-name="P5">1</text:p>
          </table:table-cell>
          <table:table-cell table:style-name="Tableau1.A1" office:value-type="string">
            <text:p text:style-name="P5">Cahier des charges</text:p>
          </table:table-cell>
          <table:table-cell table:style-name="Tableau1.A1" office:value-type="string">
            <text:p text:style-name="P6">En cours</text:p>
          </table:table-cell>
          <table:table-cell table:style-name="Tableau1.A1" office:value-type="string">
            <text:p text:style-name="P5">Mehdi, Youstina, </text:p>
          </table:table-cell>
          <table:table-cell table:style-name="Tableau1.A1" office:value-type="string">
            <text:p text:style-name="P5">2/02/2022</text:p>
          </table:table-cell>
          <table:table-cell table:style-name="Tableau1.A1" office:value-type="string">
            <text:p text:style-name="P5">XX/XX/XXX</text:p>
          </table:table-cell>
        </table:table-row>
        <table:table-row table:style-name="TableLine1823709032480">
          <table:table-cell table:style-name="Tableau1.A1" office:value-type="string">
            <text:p text:style-name="P5">2</text:p>
          </table:table-cell>
          <table:table-cell table:style-name="Tableau1.A1" office:value-type="string">
            <text:p text:style-name="P5">Cahier de recette<text:span text:style-name="T28">s</text:span></text:p>
          </table:table-cell>
          <table:table-cell table:style-name="Tableau1.A1" office:value-type="string">
            <text:p text:style-name="P6">En cours</text:p>
          </table:table-cell>
          <table:table-cell table:style-name="Tableau1.A1" office:value-type="string">
            <text:p text:style-name="P5">Mehdi, Youstina, Thierno</text:p>
          </table:table-cell>
          <table:table-cell table:style-name="Tableau1.A1" office:value-type="string">
            <text:p text:style-name="P5">2/02/2022</text:p>
          </table:table-cell>
          <table:table-cell table:style-name="Tableau1.A1" office:value-type="string">
            <text:p text:style-name="P5">XX/XX/XXX</text:p>
          </table:table-cell>
        </table:table-row>
        <table:table-row table:style-name="TableLine1823709033056">
          <table:table-cell table:style-name="Tableau1.A1" office:value-type="string">
            <text:p text:style-name="P5">3</text:p>
          </table:table-cell>
          <table:table-cell table:style-name="Tableau1.A1" office:value-type="string">
            <text:p text:style-name="P5">Maquettes</text:p>
          </table:table-cell>
          <table:table-cell table:style-name="Tableau1.A1" office:value-type="string">
            <text:p text:style-name="P6">En cours</text:p>
          </table:table-cell>
          <table:table-cell table:style-name="Tableau1.A1" office:value-type="string">
            <text:p text:style-name="P5">Youstina, Thierno</text:p>
          </table:table-cell>
          <table:table-cell table:style-name="Tableau1.A1" office:value-type="string">
            <text:p text:style-name="P5">6/02/2022</text:p>
          </table:table-cell>
          <table:table-cell table:style-name="Tableau1.A1" office:value-type="string">
            <text:p text:style-name="P5">XX/XX/XXX</text:p>
          </table:table-cell>
        </table:table-row>
      </table:table>
      <text:h text:style-name="P9" text:outline-level="1" text:is-list-header="true"><text:span text:style-name="T26">4</text:span>) Conclusion</text:h>
      <text:p text:style-name="P4"><text:span text:style-name="T14">Finalement,</text:span><text:span text:style-name="T23"> on a pu poser quelques questions et parler </text:span><text:span text:style-name="T21">du cahier de recette</text:span><text:span text:style-name="T22">s</text:span><text:span text:style-name="T23">. Cette </text:span><text:span text:style-name="T19">troisième</text:span><text:span text:style-name="T23"> </text:span><text:span text:style-name="T15">réunion</text:span><text:span text:style-name="T23"> nous a servi à </text:span><text:span text:style-name="T15">voir</text:span><text:span text:style-name="T23"> </text:span><text:span text:style-name="T21">ce qu</text:span><text:span text:style-name="T22">e l’encadrante</text:span><text:span text:style-name="T21"> attend </text:span><text:span text:style-name="T22">de</text:span><text:span text:style-name="T21"> nous pour le cahier des charges, </text:span><text:span text:style-name="T22">le cahier de recettes</text:span><text:span text:style-name="T21">, les fonctionnalités de l’application </text:span><text:span text:style-name="T22">mobile,</text:span><text:span text:style-name="T21"> du site web et des petites modifications de la maquette</text:span><text:span text:style-name="T15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styles>
    <draw:fill-image draw:name="Sand_20_light" draw:display-name="Sand light" xlink:href="Pictures/100000000000005E0000005E4BD9F7425E2EA899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50%" fo:text-align="justify" style:justify-single-word="false"/>
      <style:text-properties style:font-name="Times New Roman1" fo:font-family="'Times New Roman'" style:font-family-generic="roman" style:font-pitch="variable" fo:font-size="13pt" style:font-size-asian="11.3500003814697pt" style:font-size-complex="13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line-height="150%" fo:text-align="center" style:justify-single-word="false"/>
      <style:text-properties fo:color="#2a6099" loext:opacity="100%" style:font-name="Times New Roman1" fo:font-family="'Times New Roman'" style:font-family-generic="roman" style:font-pitch="variable" fo:font-size="30pt" fo:font-style="italic" style:text-underline-style="solid" style:text-underline-width="auto" style:text-underline-color="font-color" fo:font-weight="bold" officeooo:rsid="001a859e" style:font-size-asian="30pt" style:font-style-asian="italic" style:font-weight-asian="bold" style:font-size-complex="30pt" style:font-style-complex="italic" style:font-weight-complex="bold" loext:border-line-width="0.018cm 0.004cm 0.018cm" loext:padding="0.6cm" loext:border="1.11pt double-thin #2a6099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line-height="150%" fo:text-align="justify" style:justify-single-word="false"/>
      <style:text-properties fo:color="#ff0000" loext:opacity="100%" style:font-name="Times New Roman1" fo:font-family="'Times New Roman'" style:font-family-generic="roman" style:font-pitch="variable" fo:font-size="22pt" fo:font-weight="bold" style:font-size-asian="22pt" style:font-weight-asian="bold" style:font-size-complex="22pt" style:font-weight-complex="bold" loext:padding="0.049cm" loext:border-left="none" loext:border-right="none" loext:border-top="none" loext:border-bottom="0.74pt solid #ff000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style:font-name="Times New Roman1" fo:font-style="italic" fo:font-weight="bold" style:font-style-asian="italic" style:font-weight-asian="bold" style:font-style-complex="italic" style:font-weight-complex="bold"/>
    </style:style>
    <style:style style:name="MT2" style:family="text">
      <style:text-properties style:font-name="Times New Roman1" fo:font-style="italic" fo:font-weight="bold" officeooo:rsid="002ff177" style:font-style-asian="italic" style:font-weight-asian="bold" style:font-style-complex="italic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image-name="Sand_20_light" draw:fill-image-width="0cm" draw:fill-image-height="0cm" style:repeat="repeat" draw:fill-image-ref-point-x="0%" draw:fill-image-ref-point-y="0%" draw:fill-image-ref-point="center" draw:tile-repeat-offset="0% vertical" style:footnote-max-height="0cm" loext:margin-gutter="0cm">
        <style:background-image xlink:href="Pictures/100000000000005E0000005E4BD9F7425E2EA899.jp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fill="bitmap" draw:background-size="full" draw:fill-image-name="Sand_20_light" draw:fill-image-width="0cm" draw:fill-image-height="0cm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char" svg:x="-1.958cm" svg:y="-2cm" svg:width="2.417cm" svg:height="2.434cm" draw:z-index="2"><draw:image xlink:href="Pictures/10000000000002D1000002D1FBEED35297D811B0.jpg" xlink:type="simple" xlink:show="embed" xlink:actuate="onLoad" draw:mime-type="image/jpeg"/></draw:frame><text:span text:style-name="MT1">Projet L3L – Kourte : une écriture des forces physiques, le temps d’un traje</text:span><text:span text:style-name="MT2">t</text:span></text:p>
      </style:header>
      <style:footer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34M14S</meta:editing-duration>
    <meta:editing-cycles>14</meta:editing-cycles>
    <meta:generator>LibreOffice/7.3.0.3$Windows_X86_64 LibreOffice_project/0f246aa12d0eee4a0f7adcefbf7c878fc2238db3</meta:generator>
    <dc:date>2022-04-22T19:36:58.592000000</dc:date>
    <meta:document-statistic meta:table-count="1" meta:image-count="1" meta:object-count="0" meta:page-count="3" meta:paragraph-count="53" meta:word-count="293" meta:character-count="1827" meta:non-whitespace-character-count="1591"/>
  </office:meta>
</office:document-meta>
</file>